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Heading_20_2">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4.551cm" svg:height="1.93cm" draw:z-index="0"><draw:image xlink:href="../images/2000009A000011C5000007882B1A34C6.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4</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Component Development Guide</text:span> is the guide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text:p>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4T13:00:57</dc:date>
    <meta:printed-by>Henri Chen</meta:printed-by>
    <meta:print-date>2006-08-04T11:03:45</meta:print-date>
    <meta:keyword>ZK ZUL ZHTML</meta:keyword>
    <dc:language>en-US</dc:language>
    <meta:editing-cycles>4955</meta:editing-cycles>
    <meta:editing-duration>P19DT5H29M28S</meta:editing-duration>
    <meta:user-defined meta:name="Info 1"/>
    <meta:user-defined meta:name="Info 2"/>
    <meta:user-defined meta:name="Info 3"/>
    <meta:user-defined meta:name="Info 4"/>
    <meta:document-statistic meta:table-count="0" meta:image-count="1" meta:object-count="0" meta:page-count="4" meta:paragraph-count="20" meta:word-count="235" meta:character-count="1533"/>
  </office:meta>
</office:document-meta>
</file>